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4" style:family="table-cell" style:parent-style-name="Default" style:data-style-name="N2"/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joon-multiref" table:style-name="ta1">
        <table:shapes>
          <draw:frame draw:z-index="0" draw:name="https://physics.nist.gov/PhysRefData/Handbook/Images/spacer.gif" draw:style-name="gr1" draw:text-style-name="P1" svg:width="0.71pt" svg:height="0.71pt" svg:x="256pt" svg:y="38.38pt">
            <draw:image xlink:href="https://physics.nist.gov/PhysRefData/Handbook/Images/spacer.gif" xlink:type="simple" xlink:show="embed" xlink:actuate="onLoad">
              <text:p/>
            </draw:image>
          </draw:frame>
          <draw:frame draw:z-index="1" draw:name="https://physics.nist.gov/PhysRefData/Handbook/Images/spacer.gif" draw:style-name="gr1" draw:text-style-name="P1" svg:width="0.71pt" svg:height="0.71pt" svg:x="511.99pt" svg:y="38.38pt">
            <draw:image xlink:href="https://physics.nist.gov/PhysRefData/Handbook/Images/spacer.gif" xlink:type="simple" xlink:show="embed" xlink:actuate="onLoad">
              <text:p/>
            </draw:image>
          </draw:frame>
          <draw:frame draw:z-index="2" draw:name="https://physics.nist.gov/PhysRefData/Handbook/Images/spacer.gif" draw:style-name="gr1" draw:text-style-name="P1" svg:width="0.71pt" svg:height="0.71pt" svg:x="767.99pt" svg:y="38.38pt">
            <draw:image xlink:href="https://physics.nist.gov/PhysRefData/Handbook/Images/spacer.gif" xlink:type="simple" xlink:show="embed" xlink:actuate="onLoad">
              <text:p/>
            </draw:image>
          </draw:frame>
          <draw:frame draw:z-index="3" draw:name="https://physics.nist.gov/PhysRefData/Handbook/Images/spacer.gif" draw:style-name="gr1" draw:text-style-name="P1" svg:width="0.71pt" svg:height="0.71pt" svg:x="1023.99pt" svg:y="38.38pt">
            <draw:image xlink:href="https://physics.nist.gov/PhysRefData/Handbook/Images/spacer.gif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Default"/>
          <table:table-cell office:value-type="string" calcext:value-type="string">
            <text:p>Cm^-1</text:p>
          </table:table-cell>
          <table:table-cell office:value-type="string" calcext:value-type="string">
            <text:p>Relative levels (cm-1)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2" office:value-type="string" calcext:value-type="string">
            <text:p>Reference lev:</text:p>
          </table:table-cell>
          <table:table-cell office:value-type="float" office:value="17288.439" calcext:value-type="float">
            <text:p>17288.439</text:p>
          </table:table-cell>
          <table:table-cell table:style-name="ce2" table:number-columns-repeated="3"/>
          <table:table-cell table:style-name="ce1"/>
          <table:table-cell/>
        </table:table-row>
        <table:table-row table:style-name="ro1">
          <table:table-cell table:style-name="Default" office:value-type="string" calcext:value-type="string">
            <text:p>3P1 J=0</text:p>
          </table:table-cell>
          <table:table-cell office:value-type="float" office:value="17288.439" calcext:value-type="float">
            <text:p>17288.439</text:p>
          </table:table-cell>
          <table:table-cell table:formula="of:=[.B3]-[.C$2]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Default" office:value-type="string" calcext:value-type="string">
            <text:p>3P1 J=1</text:p>
          </table:table-cell>
          <table:table-cell office:value-type="float" office:value="17992.007" calcext:value-type="float">
            <text:p>17992.007</text:p>
          </table:table-cell>
          <table:table-cell table:formula="of:=[.B4]-[.C$2]" office:value-type="float" office:value="703.568000000003" calcext:value-type="float">
            <text:p>703.568000000003</text:p>
          </table:table-cell>
          <table:table-cell table:formula="of:=[.C4]-[.C3]" office:value-type="float" office:value="703.568000000003" calcext:value-type="float">
            <text:p>703.568000000003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Default" office:value-type="string" calcext:value-type="string">
            <text:p>3P1 J=2</text:p>
          </table:table-cell>
          <table:table-cell office:value-type="float" office:value="19710.388" calcext:value-type="float">
            <text:p>19710.388</text:p>
          </table:table-cell>
          <table:table-cell table:formula="of:=[.B5]-[.C$2]" office:value-type="float" office:value="2421.949" calcext:value-type="float">
            <text:p>2421.949</text:p>
          </table:table-cell>
          <table:table-cell table:formula="of:=[.C5]-[.C4]" office:value-type="float" office:value="1718.381" calcext:value-type="float">
            <text:p>1718.381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1P1</text:p>
          </table:table-cell>
          <table:table-cell office:value-type="float" office:value="25068.222" calcext:value-type="float">
            <text:p>25068.222</text:p>
          </table:table-cell>
          <table:table-cell table:formula="of:=[.B6]-[.C$2]" office:value-type="float" office:value="7779.783" calcext:value-type="float">
            <text:p>7779.783</text:p>
          </table:table-cell>
          <table:table-cell table:formula="of:=[.C6]-[.C5]" office:value-type="float" office:value="5357.834" calcext:value-type="float">
            <text:p>5357.834</text:p>
          </table:table-cell>
          <table:table-cell/>
          <table:table-cell table:style-name="ce1"/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"/>
          <table:table-cell/>
          <table:table-cell office:value-type="string" calcext:value-type="string">
            <text:p>error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4798.6" calcext:value-type="float">
            <text:p>14798.6</text:p>
          </table:table-cell>
          <table:table-cell table:formula="of:=([.B3]-[.B10])/[.B3]" office:value-type="float" office:value="0.144017571511228" calcext:value-type="float">
            <text:p>0.144017571511228</text:p>
          </table:table-cell>
          <table:table-cell/>
          <table:table-cell office:value-type="string" calcext:value-type="string">
            <text:p>5d, 7s corr</text:p>
          </table:table-cell>
          <table:table-cell table:number-columns-repeated="3"/>
        </table:table-row>
        <table:table-row table:style-name="ro1">
          <table:table-cell table:formula="of:=[.B11]-[.B10]" office:value-type="float" office:value="575.309999999999" calcext:value-type="float">
            <text:p>575.31</text:p>
          </table:table-cell>
          <table:table-cell office:value-type="float" office:value="15373.91" calcext:value-type="float">
            <text:p>15373.91</text:p>
          </table:table-cell>
          <table:table-cell table:formula="of:=([.B4]-[.B11])/[.B4]" office:value-type="float" office:value="0.145514449833195" calcext:value-type="float">
            <text:p>0.145514449833195</text:p>
          </table:table-cell>
          <table:table-cell table:formula="of:=[.A11]-[.$D$4]" office:value-type="float" office:value="-128.258000000003" calcext:value-type="float">
            <text:p>-128.258000000003</text:p>
          </table:table-cell>
          <table:table-cell office:value-type="string" calcext:value-type="string">
            <text:p>rcsfgenerate w/ 1 excitation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B12]-[.B11]" office:value-type="float" office:value="951.880000000001" calcext:value-type="float">
            <text:p>951.88</text:p>
          </table:table-cell>
          <table:table-cell office:value-type="float" office:value="16325.79" calcext:value-type="float">
            <text:p>16325.79</text:p>
          </table:table-cell>
          <table:table-cell table:formula="of:=([.B5]-[.B12])/[.B5]" office:value-type="float" office:value="0.171716457332042" calcext:value-type="float">
            <text:p>0.171716457332042</text:p>
          </table:table-cell>
          <table:table-cell table:formula="of:=[.A12]-[.$D$5]" office:value-type="float" office:value="-766.500999999997" calcext:value-type="float">
            <text:p>-766.500999999997</text:p>
          </table:table-cell>
          <table:table-cell table:number-columns-repeated="4"/>
        </table:table-row>
        <table:table-row table:style-name="ro1">
          <table:table-cell table:formula="of:=[.B13]-[.B12]" office:value-type="float" office:value="9199.72" calcext:value-type="float">
            <text:p>9199.72</text:p>
          </table:table-cell>
          <table:table-cell office:value-type="float" office:value="25525.51" calcext:value-type="float">
            <text:p>25525.51</text:p>
          </table:table-cell>
          <table:table-cell table:formula="of:=([.B6]-[.B13])/[.B6]" office:value-type="float" office:value="-0.0182417404792409" calcext:value-type="float">
            <text:p>-0.018241740479241</text:p>
          </table:table-cell>
          <table:table-cell table:formula="of:=[.A13]-[.$D$6]" office:value-type="float" office:value="3841.88599999999" calcext:value-type="float">
            <text:p>3841.88599999999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7424.27" calcext:value-type="float">
            <text:p>7424.27</text:p>
          </table:table-cell>
          <table:table-cell table:formula="of:=([.B3]-[.B15])/[.B15]" office:value-type="float" office:value="1.32863823648655" calcext:value-type="float">
            <text:p>1.32863823648655</text:p>
          </table:table-cell>
          <table:table-cell/>
          <table:table-cell office:value-type="string" calcext:value-type="string">
            <text:p>5d, 7s corr</text:p>
          </table:table-cell>
          <table:table-cell table:number-columns-repeated="3"/>
        </table:table-row>
        <table:table-row table:style-name="ro1">
          <table:table-cell table:formula="of:=[.B16]-[.B15]" office:value-type="float" office:value="725.41" calcext:value-type="float">
            <text:p>725.41</text:p>
          </table:table-cell>
          <table:table-cell office:value-type="float" office:value="8149.68" calcext:value-type="float">
            <text:p>8149.68</text:p>
          </table:table-cell>
          <table:table-cell table:formula="of:=([.B4]-[.B16])/[.B16]" office:value-type="float" office:value="1.20769490335817" calcext:value-type="float">
            <text:p>1.20769490335817</text:p>
          </table:table-cell>
          <table:table-cell table:formula="of:=[.A16]-[.$D$4]" office:value-type="float" office:value="21.8419999999969" calcext:value-type="float">
            <text:p>21.8419999999969</text:p>
          </table:table-cell>
          <table:table-cell office:value-type="string" calcext:value-type="string">
            <text:p>rcsfgenerate w/ 2 excitation</text:p>
          </table:table-cell>
          <table:table-cell table:number-columns-repeated="3"/>
        </table:table-row>
        <table:table-row table:style-name="ro1">
          <table:table-cell table:formula="of:=[.B17]-[.B16]" office:value-type="float" office:value="1554.99" calcext:value-type="float">
            <text:p>1554.99</text:p>
          </table:table-cell>
          <table:table-cell office:value-type="float" office:value="9704.67" calcext:value-type="float">
            <text:p>9704.67</text:p>
          </table:table-cell>
          <table:table-cell table:formula="of:=([.B5]-[.B17])/[.B17]" office:value-type="float" office:value="1.03102094146426" calcext:value-type="float">
            <text:p>1.03102094146426</text:p>
          </table:table-cell>
          <table:table-cell table:formula="of:=[.A17]-[.$D$5]" office:value-type="float" office:value="-163.390999999998" calcext:value-type="float">
            <text:p>-163.390999999998</text:p>
          </table:table-cell>
          <table:table-cell table:number-columns-repeated="4"/>
        </table:table-row>
        <table:table-row table:style-name="ro1">
          <table:table-cell table:formula="of:=[.B18]-[.B17]" office:value-type="float" office:value="12468.88" calcext:value-type="float">
            <text:p>12468.88</text:p>
          </table:table-cell>
          <table:table-cell office:value-type="float" office:value="22173.55" calcext:value-type="float">
            <text:p>22173.55</text:p>
          </table:table-cell>
          <table:table-cell table:formula="of:=([.B6]-[.B18])/[.B18]" office:value-type="float" office:value="0.130546168746096" calcext:value-type="float">
            <text:p>0.130546168746096</text:p>
          </table:table-cell>
          <table:table-cell table:formula="of:=[.A18]-[.$D$6]" office:value-type="float" office:value="7111.046" calcext:value-type="float">
            <text:p>7111.04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4774.66" calcext:value-type="float">
            <text:p>14774.66</text:p>
          </table:table-cell>
          <table:table-cell table:formula="of:=([.B3]-[.B20])/[.B3]" office:value-type="float" office:value="0.145402311914916" calcext:value-type="float">
            <text:p>0.145402311914916</text:p>
          </table:table-cell>
          <table:table-cell/>
          <table:table-cell office:value-type="string" calcext:value-type="string">
            <text:p>5d, 7s, 7p corr</text:p>
          </table:table-cell>
          <table:table-cell table:number-columns-repeated="3"/>
        </table:table-row>
        <table:table-row table:style-name="ro1">
          <table:table-cell table:formula="of:=[.B21]-[.B20]" office:value-type="float" office:value="566.65" calcext:value-type="float">
            <text:p>566.65</text:p>
          </table:table-cell>
          <table:table-cell office:value-type="float" office:value="15341.31" calcext:value-type="float">
            <text:p>15341.31</text:p>
          </table:table-cell>
          <table:table-cell table:formula="of:=([.B4]-[.B21])/[.B4]" office:value-type="float" office:value="0.14732636553554" calcext:value-type="float">
            <text:p>0.14732636553554</text:p>
          </table:table-cell>
          <table:table-cell table:formula="of:=[.A21]-[.$D$4]" office:value-type="float" office:value="-136.918000000003" calcext:value-type="float">
            <text:p>-136.918000000003</text:p>
          </table:table-cell>
          <table:table-cell office:value-type="string" calcext:value-type="string">
            <text:p>rcsfgenerate w/ 1 excitation</text:p>
          </table:table-cell>
          <table:table-cell table:number-columns-repeated="3"/>
        </table:table-row>
        <table:table-row table:style-name="ro1">
          <table:table-cell table:formula="of:=[.B22]-[.B21]" office:value-type="float" office:value="957.41" calcext:value-type="float">
            <text:p>957.41</text:p>
          </table:table-cell>
          <table:table-cell office:value-type="float" office:value="16298.72" calcext:value-type="float">
            <text:p>16298.72</text:p>
          </table:table-cell>
          <table:table-cell table:formula="of:=([.B5]-[.B22])/[.B5]" office:value-type="float" office:value="0.173089844806708" calcext:value-type="float">
            <text:p>0.173089844806708</text:p>
          </table:table-cell>
          <table:table-cell table:formula="of:=[.A22]-[.$D$5]" office:value-type="float" office:value="-760.970999999998" calcext:value-type="float">
            <text:p>-760.970999999998</text:p>
          </table:table-cell>
          <table:table-cell table:number-columns-repeated="4"/>
        </table:table-row>
        <table:table-row table:style-name="ro1">
          <table:table-cell table:formula="of:=[.B23]-[.B22]" office:value-type="float" office:value="9034.53" calcext:value-type="float">
            <text:p>9034.53</text:p>
          </table:table-cell>
          <table:table-cell office:value-type="float" office:value="25333.25" calcext:value-type="float">
            <text:p>25333.25</text:p>
          </table:table-cell>
          <table:table-cell table:formula="of:=([.B6]-[.B23])/[.B6]" office:value-type="float" office:value="-0.0105722695450837" calcext:value-type="float">
            <text:p>-0.010572269545084</text:p>
          </table:table-cell>
          <table:table-cell table:formula="of:=[.A23]-[.$D$6]" office:value-type="float" office:value="3676.696" calcext:value-type="float">
            <text:p>3676.69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4679.04" calcext:value-type="float">
            <text:p>14679.04</text:p>
          </table:table-cell>
          <table:table-cell table:formula="of:=([.B3]-[.B25])/[.B3]" office:value-type="float" office:value="0.150933175632571" calcext:value-type="float">
            <text:p>0.150933175632571</text:p>
          </table:table-cell>
          <table:table-cell/>
          <table:table-cell office:value-type="string" calcext:value-type="string">
            <text:p>5d, 7s, 7p, 5f corr</text:p>
          </table:table-cell>
          <table:table-cell table:number-columns-repeated="3"/>
        </table:table-row>
        <table:table-row table:style-name="ro1">
          <table:table-cell table:formula="of:=[.B26]-[.B25]" office:value-type="float" office:value="535.339999999998" calcext:value-type="float">
            <text:p>535.34</text:p>
          </table:table-cell>
          <table:table-cell office:value-type="float" office:value="15214.38" calcext:value-type="float">
            <text:p>15214.38</text:p>
          </table:table-cell>
          <table:table-cell table:formula="of:=([.B4]-[.B26])/[.B4]" office:value-type="float" office:value="0.154381164925069" calcext:value-type="float">
            <text:p>0.154381164925069</text:p>
          </table:table-cell>
          <table:table-cell table:formula="of:=[.A26]-[.$D$4]" office:value-type="float" office:value="-168.228000000005" calcext:value-type="float">
            <text:p>-168.228000000005</text:p>
          </table:table-cell>
          <table:table-cell office:value-type="string" calcext:value-type="string">
            <text:p>rcsfgenerate w/ 1 excitation</text:p>
          </table:table-cell>
          <table:table-cell table:number-columns-repeated="3"/>
        </table:table-row>
        <table:table-row table:style-name="ro1">
          <table:table-cell table:formula="of:=[.B27]-[.B26]" office:value-type="float" office:value="908.900000000001" calcext:value-type="float">
            <text:p>908.90</text:p>
          </table:table-cell>
          <table:table-cell office:value-type="float" office:value="16123.28" calcext:value-type="float">
            <text:p>16123.28</text:p>
          </table:table-cell>
          <table:table-cell table:formula="of:=([.B5]-[.B27])/[.B5]" office:value-type="float" office:value="0.181990735037788" calcext:value-type="float">
            <text:p>0.181990735037788</text:p>
          </table:table-cell>
          <table:table-cell table:formula="of:=[.A27]-[.$D$5]" office:value-type="float" office:value="-809.480999999996" calcext:value-type="float">
            <text:p>-809.480999999996</text:p>
          </table:table-cell>
          <table:table-cell table:number-columns-repeated="4"/>
        </table:table-row>
        <table:table-row table:style-name="ro1">
          <table:table-cell table:formula="of:=[.B28]-[.B27]" office:value-type="float" office:value="8679.01" calcext:value-type="float">
            <text:p>8679.01</text:p>
          </table:table-cell>
          <table:table-cell office:value-type="float" office:value="24802.29" calcext:value-type="float">
            <text:p>24802.29</text:p>
          </table:table-cell>
          <table:table-cell table:formula="of:=([.B6]-[.B28])/[.B6]" office:value-type="float" office:value="0.010608331137326" calcext:value-type="float">
            <text:p>0.010608331137326</text:p>
          </table:table-cell>
          <table:table-cell table:formula="of:=[.A28]-[.$D$6]" office:value-type="float" office:value="3321.176" calcext:value-type="float">
            <text:p>3321.17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4652.65" calcext:value-type="float">
            <text:p>14652.65</text:p>
          </table:table-cell>
          <table:table-cell table:formula="of:=([.B3]-[.B30])/[.B3]" office:value-type="float" office:value="0.152459629235468" calcext:value-type="float">
            <text:p>0.152459629235468</text:p>
          </table:table-cell>
          <table:table-cell/>
          <table:table-cell office:value-type="string" calcext:value-type="string">
            <text:p>5d, 7s, 7p, 5f, 5g corr</text:p>
          </table:table-cell>
          <table:table-cell table:number-columns-repeated="3"/>
        </table:table-row>
        <table:table-row table:style-name="ro1">
          <table:table-cell table:formula="of:=[.B31]-[.B30]" office:value-type="float" office:value="524.24" calcext:value-type="float">
            <text:p>524.24</text:p>
          </table:table-cell>
          <table:table-cell office:value-type="float" office:value="15176.89" calcext:value-type="float">
            <text:p>15176.89</text:p>
          </table:table-cell>
          <table:table-cell table:formula="of:=([.B4]-[.B31])/[.B4]" office:value-type="float" office:value="0.156464867982766" calcext:value-type="float">
            <text:p>0.156464867982766</text:p>
          </table:table-cell>
          <table:table-cell table:formula="of:=[.A31]-[.$D$4]" office:value-type="float" office:value="-179.328000000003" calcext:value-type="float">
            <text:p>-179.328000000003</text:p>
          </table:table-cell>
          <table:table-cell office:value-type="string" calcext:value-type="string">
            <text:p>rcsfgenerate w/ 1 excitation</text:p>
          </table:table-cell>
          <table:table-cell table:number-columns-repeated="3"/>
        </table:table-row>
        <table:table-row table:style-name="ro1">
          <table:table-cell table:formula="of:=[.B32]-[.B31]" office:value-type="float" office:value="892.220000000001" calcext:value-type="float">
            <text:p>892.22</text:p>
          </table:table-cell>
          <table:table-cell office:value-type="float" office:value="16069.11" calcext:value-type="float">
            <text:p>16069.11</text:p>
          </table:table-cell>
          <table:table-cell table:formula="of:=([.B5]-[.B32])/[.B5]" office:value-type="float" office:value="0.184739032027173" calcext:value-type="float">
            <text:p>0.184739032027173</text:p>
          </table:table-cell>
          <table:table-cell table:formula="of:=[.A32]-[.$D$5]" office:value-type="float" office:value="-826.160999999996" calcext:value-type="float">
            <text:p>-826.160999999996</text:p>
          </table:table-cell>
          <table:table-cell table:number-columns-repeated="4"/>
        </table:table-row>
        <table:table-row table:style-name="ro1">
          <table:table-cell table:formula="of:=[.B33]-[.B32]" office:value-type="float" office:value="8649" calcext:value-type="float">
            <text:p>8649.00</text:p>
          </table:table-cell>
          <table:table-cell office:value-type="float" office:value="24718.11" calcext:value-type="float">
            <text:p>24718.11</text:p>
          </table:table-cell>
          <table:table-cell table:formula="of:=([.B6]-[.B33])/[.B6]" office:value-type="float" office:value="0.0139663674591681" calcext:value-type="float">
            <text:p>0.013966367459168</text:p>
          </table:table-cell>
          <table:table-cell table:formula="of:=[.A33]-[.$D$6]" office:value-type="float" office:value="3291.166" calcext:value-type="float">
            <text:p>3291.16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3850.01" calcext:value-type="float">
            <text:p>13850.01</text:p>
          </table:table-cell>
          <table:table-cell table:formula="of:=([.B3]-[.B35])/[.B3]" office:value-type="float" office:value="0.198886030138406" calcext:value-type="float">
            <text:p>0.198886030138406</text:p>
          </table:table-cell>
          <table:table-cell/>
          <table:table-cell office:value-type="string" calcext:value-type="string">
            <text:p>5d, 7s, 7p, 5f, 5g corr</text:p>
          </table:table-cell>
          <table:table-cell table:number-columns-repeated="3"/>
        </table:table-row>
        <table:table-row table:style-name="ro1">
          <table:table-cell table:formula="of:=[.B36]-[.B35]" office:value-type="float" office:value="686.9" calcext:value-type="float">
            <text:p>686.90</text:p>
          </table:table-cell>
          <table:table-cell office:value-type="float" office:value="14536.91" calcext:value-type="float">
            <text:p>14536.91</text:p>
          </table:table-cell>
          <table:table-cell table:formula="of:=([.B4]-[.B36])/[.B4]" office:value-type="float" office:value="0.19203510758972" calcext:value-type="float">
            <text:p>0.19203510758972</text:p>
          </table:table-cell>
          <table:table-cell table:formula="of:=[.A36]-[.$D$4]" office:value-type="float" office:value="-16.6680000000033" calcext:value-type="float">
            <text:p>-16.6680000000033</text:p>
          </table:table-cell>
          <table:table-cell office:value-type="string" calcext:value-type="string">
            <text:p>rcsfgenerate w/ 1 excitation</text:p>
          </table:table-cell>
          <table:table-cell table:number-columns-repeated="3"/>
        </table:table-row>
        <table:table-row table:style-name="ro1">
          <table:table-cell table:formula="of:=[.B37]-[.B36]" office:value-type="float" office:value="1534.11" calcext:value-type="float">
            <text:p>1534.11</text:p>
          </table:table-cell>
          <table:table-cell office:value-type="float" office:value="16071.02" calcext:value-type="float">
            <text:p>16071.02</text:p>
          </table:table-cell>
          <table:table-cell table:formula="of:=([.B5]-[.B37])/[.B5]" office:value-type="float" office:value="0.184642128810453" calcext:value-type="float">
            <text:p>0.184642128810453</text:p>
          </table:table-cell>
          <table:table-cell table:formula="of:=[.A37]-[.$D$5]" office:value-type="float" office:value="-184.270999999997" calcext:value-type="float">
            <text:p>-184.270999999997</text:p>
          </table:table-cell>
          <table:table-cell office:value-type="string" calcext:value-type="string">
            <text:p>vary all odd orbitals...improves 3P1 and 3P2 splitting!!!</text:p>
          </table:table-cell>
          <table:table-cell table:number-columns-repeated="3"/>
        </table:table-row>
        <table:table-row table:style-name="ro1">
          <table:table-cell table:formula="of:=[.B38]-[.B37]" office:value-type="float" office:value="8520.93" calcext:value-type="float">
            <text:p>8520.93</text:p>
          </table:table-cell>
          <table:table-cell office:value-type="float" office:value="24591.95" calcext:value-type="float">
            <text:p>24591.95</text:p>
          </table:table-cell>
          <table:table-cell table:formula="of:=([.B6]-[.B38])/[.B6]" office:value-type="float" office:value="0.0189990339163264" calcext:value-type="float">
            <text:p>0.018999033916327</text:p>
          </table:table-cell>
          <table:table-cell table:formula="of:=[.A38]-[.$D$6]" office:value-type="float" office:value="3163.096" calcext:value-type="float">
            <text:p>3163.096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^I think the odd levels are settling, but the 1S0 level has more settling to do.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float" office:value="14531.89" calcext:value-type="float">
            <text:p>14531.89</text:p>
          </table:table-cell>
          <table:table-cell table:formula="of:=([.$B$3]-[.B40])/[.$B$3]" office:value-type="float" office:value="0.159444643903362" calcext:value-type="float">
            <text:p>0.159444643903362</text:p>
          </table:table-cell>
          <table:table-cell table:number-columns-repeated="5"/>
        </table:table-row>
        <table:table-row table:style-name="ro1">
          <table:table-cell table:formula="of:=[.B41]-[.B40]" office:value-type="float" office:value="686.900000000002" calcext:value-type="float">
            <text:p>686.90</text:p>
          </table:table-cell>
          <table:table-cell office:value-type="float" office:value="15218.79" calcext:value-type="float">
            <text:p>15218.79</text:p>
          </table:table-cell>
          <table:table-cell table:formula="of:=([.$B$4]-[.B41])/[.$B$4]" office:value-type="float" office:value="0.154136056083126" calcext:value-type="float">
            <text:p>0.154136056083126</text:p>
          </table:table-cell>
          <table:table-cell table:formula="of:=[.A41]-[.$D$4]" office:value-type="float" office:value="-16.6680000000015" calcext:value-type="float">
            <text:p>-16.6680000000015</text:p>
          </table:table-cell>
          <table:table-cell table:number-columns-repeated="4"/>
        </table:table-row>
        <table:table-row table:style-name="ro1">
          <table:table-cell table:formula="of:=[.B42]-[.B41]" office:value-type="float" office:value="1534.11" calcext:value-type="float">
            <text:p>1534.11</text:p>
          </table:table-cell>
          <table:table-cell office:value-type="float" office:value="16752.9" calcext:value-type="float">
            <text:p>16752.9</text:p>
          </table:table-cell>
          <table:table-cell table:formula="of:=([.$B$5]-[.B42])/[.$B$5]" office:value-type="float" office:value="0.150047173094715" calcext:value-type="float">
            <text:p>0.150047173094715</text:p>
          </table:table-cell>
          <table:table-cell table:formula="of:=[.A42]-[.$D$5]" office:value-type="float" office:value="-184.270999999997" calcext:value-type="float">
            <text:p>-184.270999999997</text:p>
          </table:table-cell>
          <table:table-cell table:number-columns-repeated="4"/>
        </table:table-row>
        <table:table-row table:style-name="ro1">
          <table:table-cell table:formula="of:=[.B43]-[.B42]" office:value-type="float" office:value="8520.92" calcext:value-type="float">
            <text:p>8520.92</text:p>
          </table:table-cell>
          <table:table-cell office:value-type="float" office:value="25273.82" calcext:value-type="float">
            <text:p>25273.82</text:p>
          </table:table-cell>
          <table:table-cell table:formula="of:=([.$B$6]-[.B43])/[.$B$6]" office:value-type="float" office:value="-0.00820153898429646" calcext:value-type="float">
            <text:p>-0.008201538984296</text:p>
          </table:table-cell>
          <table:table-cell table:formula="of:=[.A43]-[.$D$6]" office:value-type="float" office:value="3163.086" calcext:value-type="float">
            <text:p>3163.08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Added 7p* correlation orbital, leaving spectroscopic orbitals untouched. 1 excitations when running the mcdhf for the 7p*. Expect splitting to improve and for levels to go down towards ground state.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float" office:value="14523.49" calcext:value-type="float">
            <text:p>14523.49</text:p>
          </table:table-cell>
          <table:table-cell table:formula="of:=([.$B$3]-[.B46])/[.$B$3]" office:value-type="float" office:value="0.159930517729218" calcext:value-type="float">
            <text:p>0.159930517729218</text:p>
          </table:table-cell>
          <table:table-cell table:number-columns-repeated="5"/>
        </table:table-row>
        <table:table-row table:style-name="ro1">
          <table:table-cell table:formula="of:=[.B47]-[.B46]" office:value-type="float" office:value="671.960000000001" calcext:value-type="float">
            <text:p>671.96</text:p>
          </table:table-cell>
          <table:table-cell office:value-type="float" office:value="15195.45" calcext:value-type="float">
            <text:p>15195.45</text:p>
          </table:table-cell>
          <table:table-cell table:formula="of:=([.$B$4]-[.B47])/[.$B$4]" office:value-type="float" office:value="0.155433298797627" calcext:value-type="float">
            <text:p>0.155433298797627</text:p>
          </table:table-cell>
          <table:table-cell table:formula="of:=([.A47]-[.$D$4])/[.$D$4]" office:value-type="float" office:value="-0.0449252950674304" calcext:value-type="float">
            <text:p>-0.04492529506743</text:p>
          </table:table-cell>
          <table:table-cell table:number-columns-repeated="4"/>
        </table:table-row>
        <table:table-row table:style-name="ro1">
          <table:table-cell table:formula="of:=[.B48]-[.B47]" office:value-type="float" office:value="1543.91" calcext:value-type="float">
            <text:p>1543.91</text:p>
          </table:table-cell>
          <table:table-cell office:value-type="float" office:value="16739.36" calcext:value-type="float">
            <text:p>16739.36</text:p>
          </table:table-cell>
          <table:table-cell table:formula="of:=([.$B$5]-[.B48])/[.$B$5]" office:value-type="float" office:value="0.15073412050539" calcext:value-type="float">
            <text:p>0.15073412050539</text:p>
          </table:table-cell>
          <table:table-cell table:formula="of:=([.A48]-[.$D$5])/[.$D$5]" office:value-type="float" office:value="-0.101532198039898" calcext:value-type="float">
            <text:p>-0.101532198039898</text:p>
          </table:table-cell>
          <table:table-cell table:number-columns-repeated="4"/>
        </table:table-row>
        <table:table-row table:style-name="ro1">
          <table:table-cell table:formula="of:=[.B49]-[.B48]" office:value-type="float" office:value="7548.07" calcext:value-type="float">
            <text:p>7548.07</text:p>
          </table:table-cell>
          <table:table-cell office:value-type="float" office:value="24287.43" calcext:value-type="float">
            <text:p>24287.43</text:p>
          </table:table-cell>
          <table:table-cell table:formula="of:=([.$B$6]-[.B49])/[.$B$6]" office:value-type="float" office:value="0.0311466844357769" calcext:value-type="float">
            <text:p>0.031146684435777</text:p>
          </table:table-cell>
          <table:table-cell table:formula="of:=([.A49]-[.$D$6])/[.$D$6]" office:value-type="float" office:value="0.408791313803301" calcext:value-type="float">
            <text:p>0.408791313803301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Added 7p* correlation orbital, leaving spectroscopic orbitals untouched. 2 excitations when running the mcdhf for the 7p*. Expect splitting to improve and for levels to go down towards ground state.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float" office:value="13802" calcext:value-type="float">
            <text:p>13802</text:p>
          </table:table-cell>
          <table:table-cell table:formula="of:=([.$B$3]-[.B52])/[.$B$3]" office:value-type="float" office:value="0.201663030421659" calcext:value-type="float">
            <text:p>0.201663030421659</text:p>
          </table:table-cell>
          <table:table-cell table:number-columns-repeated="5"/>
        </table:table-row>
        <table:table-row table:style-name="ro1">
          <table:table-cell table:formula="of:=[.B53]-[.B52]" office:value-type="float" office:value="660.91" calcext:value-type="float">
            <text:p>660.91</text:p>
          </table:table-cell>
          <table:table-cell office:value-type="float" office:value="14462.91" calcext:value-type="float">
            <text:p>14462.91</text:p>
          </table:table-cell>
          <table:table-cell table:formula="of:=([.$B$4]-[.B53])/[.$B$4]" office:value-type="float" office:value="0.196148045073571" calcext:value-type="float">
            <text:p>0.196148045073571</text:p>
          </table:table-cell>
          <table:table-cell table:formula="of:=[.A53]-[.$D$4]" office:value-type="float" office:value="-42.6580000000031" calcext:value-type="float">
            <text:p>-42.6580000000031</text:p>
          </table:table-cell>
          <table:table-cell table:number-columns-repeated="4"/>
        </table:table-row>
        <table:table-row table:style-name="ro1">
          <table:table-cell table:formula="of:=[.B54]-[.B53]" office:value-type="float" office:value="1526.2" calcext:value-type="float">
            <text:p>1526.20</text:p>
          </table:table-cell>
          <table:table-cell office:value-type="float" office:value="15989.11" calcext:value-type="float">
            <text:p>15989.11</text:p>
          </table:table-cell>
          <table:table-cell table:formula="of:=([.$B$5]-[.B54])/[.$B$5]" office:value-type="float" office:value="0.188797805502357" calcext:value-type="float">
            <text:p>0.188797805502357</text:p>
          </table:table-cell>
          <table:table-cell table:formula="of:=[.A54]-[.$D$5]" office:value-type="float" office:value="-192.180999999997" calcext:value-type="float">
            <text:p>-192.180999999997</text:p>
          </table:table-cell>
          <table:table-cell table:number-columns-repeated="4"/>
        </table:table-row>
        <table:table-row table:style-name="ro1">
          <table:table-cell table:formula="of:=[.B55]-[.B54]" office:value-type="float" office:value="7627.39" calcext:value-type="float">
            <text:p>7627.39</text:p>
          </table:table-cell>
          <table:table-cell office:value-type="float" office:value="23616.5" calcext:value-type="float">
            <text:p>23616.5</text:p>
          </table:table-cell>
          <table:table-cell table:formula="of:=([.$B$6]-[.B55])/[.$B$6]" office:value-type="float" office:value="0.0579108482444428" calcext:value-type="float">
            <text:p>0.057910848244443</text:p>
          </table:table-cell>
          <table:table-cell table:formula="of:=[.A55]-[.$D$6]" office:value-type="float" office:value="2269.556" calcext:value-type="float">
            <text:p>2269.556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One excitation doesn’t seem to matter for 7p*, probably doesn’t matter for all correlation orbitals.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2 excitations for all spectroscopic MCDHF runs seems to push all the orbitals outwards, especially the singlet. 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ut, the 7p* orbital (1 exc) did not converge, so these results might not be reliable.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float" office:value="15636.8" calcext:value-type="float">
            <text:p>15636.8</text:p>
          </table:table-cell>
          <table:table-cell table:formula="of:=([.$B$3]-[.B60])" office:value-type="float" office:value="1651.639" calcext:value-type="float">
            <text:p>1651.639</text:p>
          </table:table-cell>
          <table:table-cell table:number-columns-repeated="5"/>
        </table:table-row>
        <table:table-row table:style-name="ro1">
          <table:table-cell table:formula="of:=[.B61]-[.B60]" office:value-type="float" office:value="711.51" calcext:value-type="float">
            <text:p>711.51</text:p>
          </table:table-cell>
          <table:table-cell office:value-type="float" office:value="16348.31" calcext:value-type="float">
            <text:p>16348.31</text:p>
          </table:table-cell>
          <table:table-cell table:formula="of:=([.$B$4]-[.B61])" office:value-type="float" office:value="1643.697" calcext:value-type="float">
            <text:p>1643.697</text:p>
          </table:table-cell>
          <table:table-cell table:formula="of:=[.A61]-[.$D$4]" office:value-type="float" office:value="7.94199999999728" calcext:value-type="float">
            <text:p>7.94199999999728</text:p>
          </table:table-cell>
          <table:table-cell table:number-columns-repeated="4"/>
        </table:table-row>
        <table:table-row table:style-name="ro1">
          <table:table-cell table:formula="of:=[.B62]-[.B61]" office:value-type="float" office:value="1472.82" calcext:value-type="float">
            <text:p>1472.82</text:p>
          </table:table-cell>
          <table:table-cell office:value-type="float" office:value="17821.13" calcext:value-type="float">
            <text:p>17821.13</text:p>
          </table:table-cell>
          <table:table-cell table:formula="of:=([.$B$5]-[.B62])" office:value-type="float" office:value="1889.258" calcext:value-type="float">
            <text:p>1889.258</text:p>
          </table:table-cell>
          <table:table-cell table:formula="of:=[.A62]-[.$D$5]" office:value-type="float" office:value="-245.560999999996" calcext:value-type="float">
            <text:p>-245.560999999996</text:p>
          </table:table-cell>
          <table:table-cell table:number-columns-repeated="4"/>
        </table:table-row>
        <table:table-row table:style-name="ro1">
          <table:table-cell table:formula="of:=[.B63]-[.B62]" office:value-type="float" office:value="11365.32" calcext:value-type="float">
            <text:p>11365.32</text:p>
          </table:table-cell>
          <table:table-cell office:value-type="float" office:value="29186.45" calcext:value-type="float">
            <text:p>29186.45</text:p>
          </table:table-cell>
          <table:table-cell table:formula="of:=([.$B$6]-[.B63])" office:value-type="float" office:value="-4118.228" calcext:value-type="float">
            <text:p>-4118.228</text:p>
          </table:table-cell>
          <table:table-cell table:formula="of:=[.A63]-[.$D$6]" office:value-type="float" office:value="6007.486" calcext:value-type="float">
            <text:p>6007.48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7p* orbital (2 exc) did converge.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float" office:value="4218.76" calcext:value-type="float">
            <text:p>4218.76</text:p>
          </table:table-cell>
          <table:table-cell table:number-columns-repeated="6"/>
        </table:table-row>
        <table:table-row table:style-name="ro1">
          <table:table-cell table:formula="of:=[.B67]-[.B66]" office:value-type="float" office:value="663.42" calcext:value-type="float">
            <text:p>663.42</text:p>
          </table:table-cell>
          <table:table-cell office:value-type="float" office:value="4882.18" calcext:value-type="float">
            <text:p>4882.18</text:p>
          </table:table-cell>
          <table:table-cell/>
          <table:table-cell table:formula="of:=[.A67]-[.$D$4]" office:value-type="float" office:value="-40.1480000000029" calcext:value-type="float">
            <text:p>-40.1480000000029</text:p>
          </table:table-cell>
          <table:table-cell table:number-columns-repeated="4"/>
        </table:table-row>
        <table:table-row table:style-name="ro1">
          <table:table-cell table:formula="of:=[.B68]-[.B67]" office:value-type="float" office:value="1451.36" calcext:value-type="float">
            <text:p>1451.36</text:p>
          </table:table-cell>
          <table:table-cell office:value-type="float" office:value="6333.54" calcext:value-type="float">
            <text:p>6333.54</text:p>
          </table:table-cell>
          <table:table-cell/>
          <table:table-cell table:formula="of:=[.A68]-[.$D$5]" office:value-type="float" office:value="-267.020999999998" calcext:value-type="float">
            <text:p>-267.020999999998</text:p>
          </table:table-cell>
          <table:table-cell table:number-columns-repeated="4"/>
        </table:table-row>
        <table:table-row table:style-name="ro1">
          <table:table-cell table:formula="of:=[.B69]-[.B68]" office:value-type="float" office:value="11710.68" calcext:value-type="float">
            <text:p>11710.68</text:p>
          </table:table-cell>
          <table:table-cell office:value-type="float" office:value="18044.22" calcext:value-type="float">
            <text:p>18044.22</text:p>
          </table:table-cell>
          <table:table-cell/>
          <table:table-cell table:formula="of:=[.A69]-[.$D$6]" office:value-type="float" office:value="6352.846" calcext:value-type="float">
            <text:p>6352.846</text:p>
          </table:table-cell>
          <table:table-cell table:number-columns-repeated="4"/>
        </table:table-row>
      </table:table>
      <table:table table:name="triplet-splitting" table:style-name="ta1">
        <table:shapes>
          <draw:frame draw:z-index="0" draw:name="https://physics.nist.gov/PhysRefData/Handbook/Images/spacer.gif" draw:style-name="gr1" draw:text-style-name="P1" svg:width="0.71pt" svg:height="0.71pt" svg:x="256pt" svg:y="38.38pt">
            <draw:image xlink:href="https://physics.nist.gov/PhysRefData/Handbook/Images/spacer.gif" xlink:type="simple" xlink:show="embed" xlink:actuate="onLoad">
              <text:p/>
            </draw:image>
          </draw:frame>
          <draw:frame draw:z-index="1" draw:name="https://physics.nist.gov/PhysRefData/Handbook/Images/spacer.gif" draw:style-name="gr1" draw:text-style-name="P1" svg:width="0.71pt" svg:height="0.71pt" svg:x="511.99pt" svg:y="38.38pt">
            <draw:image xlink:href="https://physics.nist.gov/PhysRefData/Handbook/Images/spacer.gif" xlink:type="simple" xlink:show="embed" xlink:actuate="onLoad">
              <text:p/>
            </draw:image>
          </draw:frame>
          <draw:frame draw:z-index="2" draw:name="https://physics.nist.gov/PhysRefData/Handbook/Images/spacer.gif" draw:style-name="gr1" draw:text-style-name="P1" svg:width="0.71pt" svg:height="0.71pt" svg:x="767.99pt" svg:y="38.38pt">
            <draw:image xlink:href="https://physics.nist.gov/PhysRefData/Handbook/Images/spacer.gif" xlink:type="simple" xlink:show="embed" xlink:actuate="onLoad">
              <text:p/>
            </draw:image>
          </draw:frame>
          <draw:frame draw:z-index="3" draw:name="https://physics.nist.gov/PhysRefData/Handbook/Images/spacer.gif" draw:style-name="gr1" draw:text-style-name="P1" svg:width="0.71pt" svg:height="0.71pt" svg:x="1023.99pt" svg:y="38.38pt">
            <draw:image xlink:href="https://physics.nist.gov/PhysRefData/Handbook/Images/spacer.gif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Default"/>
          <table:table-cell office:value-type="string" calcext:value-type="string">
            <text:p>Cm^-1</text:p>
          </table:table-cell>
          <table:table-cell office:value-type="string" calcext:value-type="string">
            <text:p>Relative levels (cm-1)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2" office:value-type="string" calcext:value-type="string">
            <text:p>Reference lev:</text:p>
          </table:table-cell>
          <table:table-cell office:value-type="float" office:value="17288.439" calcext:value-type="float">
            <text:p>17288.439</text:p>
          </table:table-cell>
          <table:table-cell table:style-name="ce2" table:number-columns-repeated="3"/>
          <table:table-cell table:style-name="ce1"/>
          <table:table-cell/>
        </table:table-row>
        <table:table-row table:style-name="ro1">
          <table:table-cell table:style-name="Default" office:value-type="string" calcext:value-type="string">
            <text:p>3P1 J=0</text:p>
          </table:table-cell>
          <table:table-cell office:value-type="float" office:value="17288.439" calcext:value-type="float">
            <text:p>17288.439</text:p>
          </table:table-cell>
          <table:table-cell table:formula="of:=[.B3]-[.C$2]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Default" office:value-type="string" calcext:value-type="string">
            <text:p>3P1 J=1</text:p>
          </table:table-cell>
          <table:table-cell office:value-type="float" office:value="17992.007" calcext:value-type="float">
            <text:p>17992.007</text:p>
          </table:table-cell>
          <table:table-cell table:formula="of:=[.B4]-[.C$2]" office:value-type="float" office:value="703.568000000003" calcext:value-type="float">
            <text:p>703.568000000003</text:p>
          </table:table-cell>
          <table:table-cell table:formula="of:=[.C4]-[.C3]" office:value-type="float" office:value="703.568000000003" calcext:value-type="float">
            <text:p>703.568000000003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Default" office:value-type="string" calcext:value-type="string">
            <text:p>3P1 J=2</text:p>
          </table:table-cell>
          <table:table-cell office:value-type="float" office:value="19710.388" calcext:value-type="float">
            <text:p>19710.388</text:p>
          </table:table-cell>
          <table:table-cell table:formula="of:=[.B5]-[.C$2]" office:value-type="float" office:value="2421.949" calcext:value-type="float">
            <text:p>2421.949</text:p>
          </table:table-cell>
          <table:table-cell table:formula="of:=[.C5]-[.C4]" office:value-type="float" office:value="1718.381" calcext:value-type="float">
            <text:p>1718.381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1P1</text:p>
          </table:table-cell>
          <table:table-cell office:value-type="float" office:value="25068.222" calcext:value-type="float">
            <text:p>25068.222</text:p>
          </table:table-cell>
          <table:table-cell table:formula="of:=[.B6]-[.C$2]" office:value-type="float" office:value="7779.783" calcext:value-type="float">
            <text:p>7779.783</text:p>
          </table:table-cell>
          <table:table-cell table:formula="of:=[.C6]-[.C5]" office:value-type="float" office:value="5357.834" calcext:value-type="float">
            <text:p>5357.834</text:p>
          </table:table-cell>
          <table:table-cell/>
          <table:table-cell table:style-name="ce1"/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"/>
          <table:table-cell/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0 exc., use entire MR and no corr orbitals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float" office:value="16836.57" calcext:value-type="float">
            <text:p>16836.57</text:p>
          </table:table-cell>
          <table:table-cell table:formula="of:=([.$B$3]-[.B10])/[.$B$3]" office:value-type="float" office:value="0.0261370618827992" calcext:value-type="float">
            <text:p>0.026137061882799</text:p>
          </table:table-cell>
          <table:table-cell table:number-columns-repeated="5"/>
        </table:table-row>
        <table:table-row table:style-name="ro1">
          <table:table-cell table:formula="of:=[.B11]-[.B10]" office:value-type="float" office:value="718.619999999999" calcext:value-type="float">
            <text:p>718.62</text:p>
          </table:table-cell>
          <table:table-cell office:value-type="float" office:value="17555.19" calcext:value-type="float">
            <text:p>17555.19</text:p>
          </table:table-cell>
          <table:table-cell table:formula="of:=([.$B$4]-[.B11])/[.$B$4]" office:value-type="float" office:value="0.0242783920659881" calcext:value-type="float">
            <text:p>0.024278392065988</text:p>
          </table:table-cell>
          <table:table-cell table:formula="of:=([.A11]-[.$D$4])/[.$D$4]" office:value-type="float" office:value="0.0213938098378493" calcext:value-type="float">
            <text:p>0.021393809837849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B12]-[.B11]" office:value-type="float" office:value="1455.42" calcext:value-type="float">
            <text:p>1455.42</text:p>
          </table:table-cell>
          <table:table-cell office:value-type="float" office:value="19010.61" calcext:value-type="float">
            <text:p>19010.61</text:p>
          </table:table-cell>
          <table:table-cell table:formula="of:=([.$B$5]-[.B12])/[.$B$5]" office:value-type="float" office:value="0.0355030048114729" calcext:value-type="float">
            <text:p>0.035503004811473</text:p>
          </table:table-cell>
          <table:table-cell table:formula="of:=([.A12]-[.$D$5])/[.$D$5]" office:value-type="float" office:value="-0.15302834470353" calcext:value-type="float">
            <text:p>-0.15302834470353</text:p>
          </table:table-cell>
          <table:table-cell table:number-columns-repeated="4"/>
        </table:table-row>
        <table:table-row table:style-name="ro1">
          <table:table-cell table:formula="of:=[.B13]-[.B12]" office:value-type="float" office:value="11331.22" calcext:value-type="float">
            <text:p>11331.22</text:p>
          </table:table-cell>
          <table:table-cell office:value-type="float" office:value="30341.83" calcext:value-type="float">
            <text:p>30341.83</text:p>
          </table:table-cell>
          <table:table-cell table:formula="of:=([.$B$6]-[.B13])/[.$B$6]" office:value-type="float" office:value="-0.210370244846244" calcext:value-type="float">
            <text:p>-0.210370244846244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1 exc., use entire MR and 7s 7p*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521.59" calcext:value-type="float">
            <text:p>15521.59</text:p>
          </table:table-cell>
          <table:table-cell table:formula="of:=([.$B$3]-[.B16])/[.$B$3]" office:value-type="float" office:value="0.102198295635598" calcext:value-type="float">
            <text:p>0.102198295635598</text:p>
          </table:table-cell>
          <table:table-cell table:number-columns-repeated="5"/>
        </table:table-row>
        <table:table-row table:style-name="ro1">
          <table:table-cell table:formula="of:=[.B17]-[.B16]" office:value-type="float" office:value="743.76" calcext:value-type="float">
            <text:p>743.76</text:p>
          </table:table-cell>
          <table:table-cell office:value-type="float" office:value="16265.35" calcext:value-type="float">
            <text:p>16265.35</text:p>
          </table:table-cell>
          <table:table-cell table:formula="of:=([.$B$4]-[.B17])/[.$B$4]" office:value-type="float" office:value="0.095968004014227" calcext:value-type="float">
            <text:p>0.095968004014227</text:p>
          </table:table-cell>
          <table:table-cell table:formula="of:=([.A17]-[.$D$4])/[.$D$4]" office:value-type="float" office:value="0.0571259636595142" calcext:value-type="float">
            <text:p>0.057125963659514</text:p>
          </table:table-cell>
          <table:table-cell table:number-columns-repeated="4"/>
        </table:table-row>
        <table:table-row table:style-name="ro1">
          <table:table-cell table:formula="of:=[.B18]-[.B17]" office:value-type="float" office:value="1600.45" calcext:value-type="float">
            <text:p>1600.45</text:p>
          </table:table-cell>
          <table:table-cell office:value-type="float" office:value="17865.8" calcext:value-type="float">
            <text:p>17865.8</text:p>
          </table:table-cell>
          <table:table-cell table:formula="of:=([.$B$5]-[.B18])/[.$B$5]" office:value-type="float" office:value="0.0935845605880513" calcext:value-type="float">
            <text:p>0.093584560588051</text:p>
          </table:table-cell>
          <table:table-cell table:formula="of:=([.A18]-[.$D$5])/[.$D$5]" office:value-type="float" office:value="-0.0686291340511789" calcext:value-type="float">
            <text:p>-0.068629134051179</text:p>
          </table:table-cell>
          <table:table-cell table:number-columns-repeated="4"/>
        </table:table-row>
        <table:table-row table:style-name="ro1">
          <table:table-cell table:formula="of:=[.B19]-[.B18]" office:value-type="float" office:value="9970.68" calcext:value-type="float">
            <text:p>9970.68</text:p>
          </table:table-cell>
          <table:table-cell office:value-type="float" office:value="27836.48" calcext:value-type="float">
            <text:p>27836.48</text:p>
          </table:table-cell>
          <table:table-cell table:formula="of:=([.$B$6]-[.B19])/[.$B$6]" office:value-type="float" office:value="-0.110428972585291" calcext:value-type="float">
            <text:p>-0.110428972585291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4657.21" calcext:value-type="float">
            <text:p>14657.21</text:p>
          </table:table-cell>
          <table:table-cell table:formula="of:=([.$B$3]-[.B21])/[.$B$3]" office:value-type="float" office:value="0.152195869158575" calcext:value-type="float">
            <text:p>0.152195869158575</text:p>
          </table:table-cell>
          <table:table-cell table:number-columns-repeated="5"/>
        </table:table-row>
        <table:table-row table:style-name="ro1">
          <table:table-cell table:formula="of:=[.B22]-[.B21]" office:value-type="float" office:value="699.040000000001" calcext:value-type="float">
            <text:p>699.04</text:p>
          </table:table-cell>
          <table:table-cell office:value-type="float" office:value="15356.25" calcext:value-type="float">
            <text:p>15356.25</text:p>
          </table:table-cell>
          <table:table-cell table:formula="of:=([.$B$4]-[.B22])/[.$B$4]" office:value-type="float" office:value="0.146495996805693" calcext:value-type="float">
            <text:p>0.146495996805693</text:p>
          </table:table-cell>
          <table:table-cell table:formula="of:=([.A22]-[.$D$4])/[.$D$4]" office:value-type="float" office:value="-0.00643576740272731" calcext:value-type="float">
            <text:p>-0.006435767402727</text:p>
          </table:table-cell>
          <table:table-cell table:number-columns-repeated="4"/>
        </table:table-row>
        <table:table-row table:style-name="ro1">
          <table:table-cell table:formula="of:=[.B23]-[.B22]" office:value-type="float" office:value="1616.81" calcext:value-type="float">
            <text:p>1616.81</text:p>
          </table:table-cell>
          <table:table-cell office:value-type="float" office:value="16973.06" calcext:value-type="float">
            <text:p>16973.06</text:p>
          </table:table-cell>
          <table:table-cell table:formula="of:=([.$B$5]-[.B23])/[.$B$5]" office:value-type="float" office:value="0.138877428491007" calcext:value-type="float">
            <text:p>0.138877428491007</text:p>
          </table:table-cell>
          <table:table-cell table:formula="of:=([.A23]-[.$D$5])/[.$D$5]" office:value-type="float" office:value="-0.0591085446126304" calcext:value-type="float">
            <text:p>-0.05910854461263</text:p>
          </table:table-cell>
          <table:table-cell table:number-columns-repeated="4"/>
        </table:table-row>
        <table:table-row table:style-name="ro1">
          <table:table-cell table:formula="of:=[.B24]-[.B23]" office:value-type="float" office:value="7204.67" calcext:value-type="float">
            <text:p>7204.67</text:p>
          </table:table-cell>
          <table:table-cell office:value-type="float" office:value="24177.73" calcext:value-type="float">
            <text:p>24177.73</text:p>
          </table:table-cell>
          <table:table-cell table:formula="of:=([.$B$6]-[.B24])/[.$B$6]" office:value-type="float" office:value="0.0355227426979066" calcext:value-type="float">
            <text:p>0.035522742697907</text:p>
          </table:table-cell>
          <table:table-cell table:number-columns-repeated="5"/>
        </table:table-row>
        <table:table-row table:style-name="ro1" table:number-rows-repeated="14"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 table:number-rows-repeated="3">
          <table:table-cell table:style-name="Default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number-columns-repeated="8"/>
        </table:table-row>
        <table:table-row table:style-name="ro1" table:number-rows-repeated="3">
          <table:table-cell table:style-name="Default"/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 table:number-rows-repeated="5">
          <table:table-cell table:style-name="Default"/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 table:number-rows-repeated="3"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2">00/00/0000</text:date>, <text:time style:data-style-name="N2" text:time-value="17:03:37.8753634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9:00:46.752072565</meta:creation-date>
    <dc:date>2019-07-02T14:37:36.466709811</dc:date>
    <meta:editing-duration>P4DT9H37M20S</meta:editing-duration>
    <meta:editing-cycles>20</meta:editing-cycles>
    <meta:generator>LibreOffice/6.0.7.3$Linux_X86_64 LibreOffice_project/00m0$Build-3</meta:generator>
    <meta:document-statistic meta:table-count="2" meta:cell-count="255" meta:object-count="8"/>
  </office:meta>
</office:document-meta>
</file>